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16pt" fo:language="en" fo:country="US"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nformation Retrieval<text:tab/><text:tab/><text:tab/>Programming Task P01<text:tab/></text:span><text:span text:style-name="T1"><text:tab/><text:tab/>WS 2017 / 2018</text:span></text:p>
      <text:p text:style-name="P1"><text:span text:style-name="T1">Team: 1000DPS</text:span></text:p>
      <text:p text:style-name="P1"><text:span text:style-name="T1">Member: Christopher Dollase <text:s/>(209045), Kilian Pößel () , Friedrich Schwager (210552)</text:span></text:p>
      <text:p text:style-name="P1"><text:span text:style-name="T3">Documentation</text:span></text:p>
      <text:p text:style-name="Standard"><text:span text:style-name="T1">The projects task was to program our own (command-line based) Information Retrieval system using the open source search library Lucene and Java. In the following abstract we will explain how we met the different criteria.</text:span></text:p>
      <text:p text:style-name="Standard"><text:span text:style-name="T1">The described program can be run as a jar file and processes the following input:</text:span></text:p>
      <text:p text:style-name="List_20_Paragraph"><text:span text:style-name="T1">java -jar IR P01.jar [path to document folder] [path to index folder] [VS/OK] [query]</text:span></text:p>
      <text:p text:style-name="Standard"><text:span text:style-name="T1">From the input we extract globally available variables such as the users choice of which ranking model should be used (Vector Space Model (VS) or Okapi BM25 (OK)). </text:span></text:p>
      <text:p text:style-name="Standard"><text:span text:style-name="T1">In order to parse HTML documents in the given folder and its subfolders, we collect the different files in an arrayList, recursively print the names of the files to list them and finally use the jsoup.parse method to extract the title and the body from the HTML files. For each file we use the extracted title and body strings and give them to the getDocument method in which we use the Lucene methods to create indexable documents. Each document includes multiple Lucene TextFields which hold the title, body, summary and path of the indexed file. After we created a document for each file, we use the Lucene library functions to instantiate a IndexWriterConfig and a Standardanalyzer with which the Indexwriter analyses the documents. It includes a stemmer for the English language. </text:span></text:p>
      <text:p text:style-name="Standard"><text:span text:style-name="T1">To select an available search index or to create a new one if not available in the chosen directory we wrote multiple methods that run in the following order: we start with the SelectIndex method which runs the methods createIndexWriter, ParseDocsinGivenFolder, closeIndexWriter. <text:s/>If we create a new index depends on whether an index already exists or not. So we check that first. After that we use the Lucene functions to create an indexWriterConfig and instantiate a new indexWriter with the given path and configuration. <text:s/>In ParseDocsinGivenFolder <text:s/>we collect all files and add them to our IndexWriter if they end with '.html' . We index the files via Lucene addDocument method. After all files are parsed we have to close the IndexWriter. </text:span></text:p>
      <text:p text:style-name="Standard"><text:span text:style-name="T1">Before we search the index with the given query, we call the CreateIndexReaderAndSearcher to do just what the name tells. <text:s/>The search function takes our analyzer and the query string to build a Query object for each the title and the body. After that our index searcher creates is used to build ranked hits for each field and then merge them together so we get the final rank list of size 10. this list is transformed to a more easy to read data object SearchResult that we use to easily print out the results. Finally <text:s/>the <text:s/>PrintResults method makes use of the data structure of our SearchResult object and prints out each result to the console with rank, title, summary, relevance score and path.</text:span></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weight="bold" style:font-weight-asian="bold" style:font-weight-complex="bold"/>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editing-cycles>6</meta:editing-cycles>
    <meta:creation-date>2017-12-10T15:41:00</meta:creation-date>
    <dc:date>2017-12-10T23:18:26.39</dc:date>
    <meta:editing-duration>PT38M2S</meta:editing-duration>
    <meta:generator>OpenOffice/4.1.4$Win32 OpenOffice.org_project/414m4$Build-9787</meta:generator>
    <meta:document-statistic meta:table-count="0" meta:image-count="0" meta:object-count="0" meta:page-count="1" meta:paragraph-count="11" meta:word-count="491" meta:character-count="29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